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Times New Roman"/>
    </style:style>
    <style:style style:name="P4" style:family="paragraph" style:parent-style-name="Standard">
      <style:paragraph-properties fo:text-align="justify" style:justify-single-word="false">
        <style:tab-stops>
          <style:tab-stop style:position="2.501cm"/>
        </style:tab-stops>
      </style:paragraph-properties>
      <style:text-properties style:font-name="Times New Roman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376cm"/>
        </style:tab-stops>
      </style:paragraph-properties>
    </style:style>
    <style:style style:name="P9" style:family="paragraph" style:parent-style-name="Standard">
      <style:paragraph-properties fo:margin-left="3.099cm" fo:margin-right="0cm" fo:text-align="justify" style:justify-single-word="false" fo:text-indent="0cm" style:auto-text-indent="false">
        <style:tab-stops/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margin-left="3.099cm" fo:margin-right="0cm" fo:text-align="justify" style:justify-single-word="false" fo:text-indent="-0.6cm" style:auto-text-indent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left="4.001cm" fo:margin-right="0cm" fo:text-align="justify" style:justify-single-word="false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2.501cm" fo:margin-right="0cm" fo:text-align="justify" style:justify-single-word="false" fo:text-indent="0cm" style:auto-text-indent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fo:margin-left="2.752cm" fo:margin-right="0cm" fo:text-align="justify" style:justify-single-word="false" fo:text-indent="0cm" style:auto-text-indent="false">
        <style:tab-stops/>
      </style:paragraph-properties>
    </style:style>
    <style:style style:name="P14" style:family="paragraph" style:parent-style-name="Normal">
      <style:text-properties style:font-name="Times New Roman" fo:font-size="11pt" style:font-size-asian="11pt" style:font-size-complex="11pt"/>
    </style:style>
    <style:style style:name="P15" style:family="paragraph" style:parent-style-name="Normal">
      <style:paragraph-properties fo:text-align="end" style:justify-single-word="false"/>
    </style:style>
    <style:style style:name="P16" style:family="paragraph" style:parent-style-name="Standard" style:master-page-name="MP0">
      <style:paragraph-properties fo:text-align="justify" style:justify-single-word="false" style:page-number="auto" fo:break-before="page"/>
      <style:text-properties fo:color="#21409a" style:font-name="Times New Roman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 style:list-style-name="L1">
      <style:paragraph-properties fo:text-align="justify" style:justify-single-word="false">
        <style:tab-stops>
          <style:tab-stop style:position="-11.853cm"/>
        </style:tab-stops>
      </style:paragraph-properties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 style:list-style-name="L3">
      <style:paragraph-properties fo:margin-left="2.752cm" fo:margin-right="0cm" fo:text-align="justify" style:justify-single-word="false" fo:text-indent="0cm" style:auto-text-indent="false">
        <style:tab-stops/>
      </style:paragraph-properties>
    </style:style>
    <style:style style:name="P20" style:family="paragraph" style:parent-style-name="Standard" style:list-style-name="L4">
      <style:paragraph-properties fo:margin-left="2.501cm" fo:margin-right="0cm" fo:text-align="justify" style:justify-single-word="false" fo:text-indent="0cm" style:auto-text-indent="false">
        <style:tab-stops/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Times New Roman" fo:font-size="11pt" style:font-size-asian="11pt" style:font-size-complex="11pt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officeooo:rsid="0014ffa4" style:font-name-complex="Times New Roman"/>
    </style:style>
    <style:style style:name="T6" style:family="text">
      <style:text-properties fo:color="#ed1c24" style:font-name="Times New Roman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style:font-name="Times New Roman" style:font-name-complex="Times New Roman"/>
    </style:style>
    <style:style style:name="T8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RABAJO 3</text:p>
      <text:p text:style-name="P1"/>
      <text:p text:style-name="P8"><text:span text:style-name="Fuente_20_de_20_párrafo_20_predeter."><text:span text:style-name="T1"><text:tab/></text:span></text:span><text:span text:style-name="Fuente_20_de_20_párrafo_20_predeter."><text:span text:style-name="T6">Sistema Operativo AMOEBA</text:span></text:span></text:p>
      <text:p text:style-name="P8"><text:span text:style-name="Fuente_20_de_20_párrafo_20_predeter."><text:span text:style-name="T6"><text:tab/><text:tab/></text:span></text:span></text:p>
      <text:list xml:id="list3287708947" text:style-name="L1">
        <text:list-item>
          <text:p text:style-name="P17">¿Qué es?</text:p>
        </text:list-item>
      </text:list>
      <text:p text:style-name="P9">Amoeba es un SO Distribuido (un SO Distribuido es aquel el cual permite repartir trabajos, tareas o procesos entre múltiples procesadores), este SO se conecta a otras máquinas pudiendo usar sus servicios de forma conjunta (se pueden utilizar esas funcionalidades independientemente de la máquina en la que opere el usuario).</text:p>
      <text:p text:style-name="P2"/>
      <text:list xml:id="list1093425555" text:style-name="L2">
        <text:list-item>
          <text:p text:style-name="P18">¿Dónde se desarrolla?</text:p>
        </text:list-item>
      </text:list>
      <text:p text:style-name="P10">Fue creado en la “Virjie Universiteit” (Holanda, 1981). Se desarrolló originalmente como un proyecto de investigación de computación distribuida y en paralelo</text:p>
      <text:p text:style-name="P11"><text:span text:style-name="Fuente_20_de_20_párrafo_20_predeter."><text:span text:style-name="T2">*</text:span></text:span><text:span text:style-name="Fuente_20_de_20_párrafo_20_predeter."><text:span text:style-name="T3">Computación en paralelo</text:span></text:span><text:span text:style-name="Fuente_20_de_20_párrafo_20_predeter."><text:span text:style-name="T2">*</text:span></text:span><text:span text:style-name="Fuente_20_de_20_párrafo_20_predeter."><text:span text:style-name="T3">: Las máquinas tienen más de una CPU, se comunican entre ellos y reparten reloj y memoria.</text:span></text:span></text:p>
      <text:p text:style-name="P11"/>
      <text:list xml:id="list94156502235694" text:continue-numbering="true" text:style-name="L2">
        <text:list-item>
          <text:p text:style-name="P18">¿Quién lo desarrolla?</text:p>
        </text:list-item>
      </text:list>
      <text:p text:style-name="P12">Fue desarrollado por Andrew S. Tanenmbaun más tres compañeros estudiantes de doctorado.</text:p>
      <text:p text:style-name="P2"/>
      <text:list xml:id="list94156745876885" text:continue-numbering="true" text:style-name="L2">
        <text:list-item>
          <text:p text:style-name="P18">¿Para qué máquina?</text:p>
        </text:list-item>
      </text:list>
      <text:p text:style-name="P13">Debe ser ejecutado en una red con al menos 5 computadoras. Sobre todo se utilizó en las máquinas i386, Sun-3 y SPARC.</text:p>
      <text:p text:style-name="P7"/>
      <text:p text:style-name="P7">Ha sido probado y verificado en una serie de procesadores;</text:p>
      <text:list xml:id="list1217088821" text:style-name="L3">
        <text:list-item>
          <text:p text:style-name="P19">386 SX/DX (16-33MHZ) Intel</text:p>
        </text:list-item>
        <text:list-item>
          <text:p text:style-name="P19">486 DX/DXII (33MHz. 0,80MHZ), AMD/Cyrix/Intel</text:p>
        </text:list-item>
        <text:list-item>
          <text:p text:style-name="P19">586 AND/ Cyrix (133MHz)</text:p>
        </text:list-item>
        <text:list-item>
          <text:p text:style-name="P19">Pentium P55 (75/166/200/233) Intel</text:p>
        </text:list-item>
        <text:list-item>
          <text:p text:style-name="P19">Cryix MXII 6x86 (133MHz)</text:p>
        </text:list-item>
        <text:list-item>
          <text:p text:style-name="P19">AMD K611 (350/400/450 MHz)</text:p>
        </text:list-item>
        <text:list-item>
          <text:p text:style-name="P19">Intel Celeron Mendicino (433 MHz) (Notebook Gericom)</text:p>
        </text:list-item>
      </text:list>
      <text:p text:style-name="P7"/>
      <text:p text:style-name="P7"/>
      <text:p text:style-name="P7">Debe de haber un equipo distinto del servidor de archivos, una estación de trabajo por usuario y un grupo de procesadores para realizar el trabajo real y ejecutar varios servidores.</text:p>
      <text:list xml:id="list4013196640" text:style-name="L4">
        <text:list-item>
          <text:p text:style-name="P20">Características</text:p>
        </text:list-item>
      </text:list>
      <text:p text:style-name="P3">Cada procesador de cada equipo conectado a la red posee su propia memoria local, Amoeba se encarga de repartir la carga de procesos de forma automática y dinámica entre los procesadores (no es necesario compartir la memoria).</text:p>
      <text:p text:style-name="P3">Soporta un número muy amplio de equipos conectados a la red.</text:p>
      <text:p text:style-name="P3">El lenguaje de programación Python se desarrolló originalmente para este SO.</text:p>
      <text:p text:style-name="P3"><text:tab/>Requerimientos del SO:</text:p>
      <text:p text:style-name="P4"><text:tab/>RAM: 64-128MB</text:p>
      <text:p text:style-name="P4"><text:tab/>Disco Duro: Mínimo 500MB</text:p>
      <text:p text:style-name="P4"><text:tab/>Procesador compatible</text:p>
      <text:p text:style-name="P3"/>
      <text:list xml:id="list93145806576648" text:style-name="L2">
        <text:list-item>
          <text:p text:style-name="P18">Tipo de SO</text:p>
        </text:list-item>
      </text:list>
      <text:p text:style-name="P7"><text:span text:style-name="Fuente_20_de_20_párrafo_20_predeter."><text:span text:style-name="T4">Distribuido (</text:span></text:span><text:span text:style-name="Fuente_20_de_20_párrafo_20_predeter."><text:span text:style-name="T5">los procesos, tareas o trabajos se reparten entre los diferentes procesadores, el hardware y el software se comunican y se reparten los recursos globalmente</text:span></text:span><text:span text:style-name="Fuente_20_de_20_párrafo_20_predeter."><text:span text:style-name="T4">).</text:span></text:span></text:p>
      <text:p text:style-name="P5">personajes berserk</text:p>
      <text:list xml:id="list94157181560119" text:continue-numbering="true" text:style-name="L2">
        <text:list-item>
          <text:p text:style-name="P18"><text:soft-page-break/>Precursor</text:p>
        </text:list-item>
      </text:list>
      <text:p text:style-name="P3">Unix.</text:p>
      <text:list xml:id="list94157170563303" text:continue-numbering="true" text:style-name="L2">
        <text:list-item>
          <text:p text:style-name="P18">Conclusión</text:p>
        </text:list-item>
      </text:list>
      <text:p text:style-name="P6">Amoeba fue el primer SO que permitió repartir trabajos y procesos entre todos los equipos de una misma red de forma que funcionaran como un autónomo y así poder aprovechar la potencia del conjunto de equipos.</text:p>
      <text:list xml:id="list94158038990426" text:continue-numbering="true" text:style-name="L2">
        <text:list-item>
          <text:p text:style-name="P18">Webgrafía</text:p>
        </text:list-item>
      </text:list>
      <text:p text:style-name="P2"/>
      <text:p text:style-name="Normal"><text:a xlink:type="simple" xlink:href="https://soamoeba.blogspot.com/" office:target-frame-name="_top" xlink:show="replace" text:style-name="Internet_20_link" text:visited-style-name="Visited_20_Internet_20_Link"><text:span text:style-name="Hipervínculo">https://soamoeba.blogspot.com/</text:span></text:a> <text:span text:style-name="Fuente_20_de_20_párrafo_20_predeter."><text:span text:style-name="T7">(08/11/2019)</text:span></text:span></text:p>
      <text:p text:style-name="Normal"><text:a xlink:type="simple" xlink:href="https://www.ecured.cu/Amoeba" office:target-frame-name="_top" xlink:show="replace" text:style-name="Internet_20_link" text:visited-style-name="Visited_20_Internet_20_Link"><text:span text:style-name="Hipervínculo"><text:span text:style-name="T3">https://www.ecured.cu/Amoeba</text:span></text:span></text:a><text:span text:style-name="Hipervínculo"><text:span text:style-name="T3"> </text:span></text:span><text:span text:style-name="Fuente_20_de_20_párrafo_20_predeter."><text:span text:style-name="T7">(08/11/2019)</text:span></text:span></text:p>
      <text:p text:style-name="Normal"><text:a xlink:type="simple" xlink:href="https://sod-ingenieria-lasallepachuca.blogspot.com/p/amoeba.html" office:target-frame-name="_top" xlink:show="replace" text:style-name="Internet_20_link" text:visited-style-name="Visited_20_Internet_20_Link"><text:span text:style-name="Hipervínculo"><text:span text:style-name="T3">https</text:span></text:span></text:a><text:bookmark-start text:name="_Hlt24122650"/><text:bookmark-start text:name="_Hlt24122651"/><text:a xlink:type="simple" xlink:href="https://sod-ingenieria-lasallepachuca.blogspot.com/p/amoeba.html" office:target-frame-name="_top" xlink:show="replace" text:style-name="Internet_20_link" text:visited-style-name="Visited_20_Internet_20_Link"><text:span text:style-name="Hipervínculo"><text:span text:style-name="T3">:</text:span></text:span></text:a><text:bookmark-end text:name="_Hlt24122650"/><text:bookmark-end text:name="_Hlt24122651"/><text:a xlink:type="simple" xlink:href="https://sod-ingenieria-lasallepachuca.blogspot.com/p/amoeba.html" office:target-frame-name="_top" xlink:show="replace" text:style-name="Internet_20_link" text:visited-style-name="Visited_20_Internet_20_Link"><text:span text:style-name="Hipervínculo"><text:span text:style-name="T3">//sod-ingenieria-lasallepachuca.blogspot.com/p/amoeba.html</text:span></text:span></text:a><text:span text:style-name="Hipervínculo"><text:span text:style-name="T3"> </text:span></text:span><text:span text:style-name="Fuente_20_de_20_párrafo_20_predeter."><text:span text:style-name="T7">(08/11/2019)</text:span></text:span></text:p>
      <text:p text:style-name="Normal"><text:a xlink:type="simple" xlink:href="https://www.galeon.com/joar/NewFiles/Amoeba.htm" office:target-frame-name="_top" xlink:show="replace" text:style-name="Internet_20_link" text:visited-style-name="Visited_20_Internet_20_Link"><text:span text:style-name="Hipervínculo"><text:span text:style-name="T3">https://www.galeon.com/joar/NewFiles/Amoeba.htm</text:span></text:span></text:a><text:span text:style-name="Hipervínculo"><text:span text:style-name="T3"> </text:span></text:span><text:span text:style-name="Fuente_20_de_20_párrafo_20_predeter."><text:span text:style-name="T7">(08/11/2019)</text:span></text:span></text:p>
      <text:p text:style-name="Normal"><text:a xlink:type="simple" xlink:href="https://sistemasoperativos1wlm.blogspot.com/2012/09/amoeba-es-un-sistema-operativo.html" office:target-frame-name="_top" xlink:show="replace" text:style-name="Internet_20_link" text:visited-style-name="Visited_20_Internet_20_Link"><text:span text:style-name="Hipervínculo">https://sistemasoperativos1wlm.blogspot.com/2012/09/amoeba-es-un-sistema-operativo.html</text:span></text:a> <text:span text:style-name="Fuente_20_de_20_párrafo_20_predeter."><text:span text:style-name="T7">(08/11/2019)</text:span></text:span></text:p>
      <text:p text:style-name="Normal"><text:a xlink:type="simple" xlink:href="https://sobrevesoa.blogspot.com/" office:target-frame-name="_top" xlink:show="replace" text:style-name="Internet_20_link" text:visited-style-name="Visited_20_Internet_20_Link"><text:span text:style-name="Hipervínculo"><text:span text:style-name="T3">https://sobrevesoa.blogspot.com</text:span></text:span></text:a><text:span text:style-name="Fuente_20_de_20_párrafo_20_predeter."><text:span text:style-name="T3"> </text:span></text:span><text:span text:style-name="Fuente_20_de_20_párrafo_20_predeter."><text:span text:style-name="T7">(08/11/2019)</text:span></text:span></text:p>
      <text:p text:style-name="Normal"/>
      <text:p text:style-name="P14"/>
      <text:p text:style-name="P15"><text:span text:style-name="Fuente_20_de_20_párrafo_20_predeter."><text:span text:style-name="T8">Juan María Sánchez Sánchez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fo:background-color="#e1dfdd"/>
    </style:style>
    <style:style style:name="Hipervínculo_20_visitado" style:display-name="Hipervínculo visitado" style:family="text" style:parent-style-name="Fuente_20_de_20_párrafo_20_predeter.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1-05T10:05:00Z</meta:creation-date>
    <dc:date>2019-11-12T09:41:54.686757835</dc:date>
    <meta:editing-cycles>18</meta:editing-cycles>
    <meta:editing-duration>PT1H18M45S</meta:editing-duration>
    <meta:document-statistic meta:table-count="0" meta:image-count="0" meta:object-count="0" meta:page-count="2" meta:paragraph-count="44" meta:word-count="386" meta:character-count="2681" meta:non-whitespace-character-count="2347"/>
    <meta:template xlink:type="simple" xlink:actuate="onRequest" xlink:title="" xlink:href="Normal.dotm"/>
  </office:meta>
</office:document-meta>
</file>